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margin-top="0in" fo:margin-bottom="0.196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python code printing with win32 </text:p>
      <text:p text:style-name="Preformatted_20_Text"/>
      <text:p text:style-name="Preformatted_20_Text">from Tkinter import *</text:p>
      <text:p text:style-name="Preformatted_20_Text">import tkMessageBox as MB</text:p>
      <text:p text:style-name="Preformatted_20_Text">import win32ui</text:p>
      <text:p text:style-name="Preformatted_20_Text">import win32print</text:p>
      <text:p text:style-name="Preformatted_20_Text">import win32con</text:p>
      <text:p text:style-name="Preformatted_20_Text"/>
      <text:p text:style-name="Preformatted_20_Text">root = Tk()</text:p>
      <text:p text:style-name="Preformatted_20_Text">root.option_add('*Font',('Courier New', 12))</text:p>
      <text:p text:style-name="Preformatted_20_Text"/>
      <text:p text:style-name="Preformatted_20_Text">def onPrint():</text:p>
      <text:p text:style-name="Preformatted_20_Text"><text:s text:c="4"/>MB.showinfo('FYI','Make sure your printer is turned on and ready!\nThen press OK ;-)\n\nTested with hp f340')</text:p>
      <text:p text:style-name="Preformatted_20_Text"><text:s text:c="4"/>l = [(canvas.type(obj),canvas.coords(obj)) for obj in canvas.find_all()]</text:p>
      <text:p text:style-name="Preformatted_20_Text"><text:s text:c="4"/>print l</text:p>
      <text:p text:style-name="Preformatted_20_Text"><text:s text:c="4"/>print_canvas(l)</text:p>
      <text:p text:style-name="Preformatted_20_Text"/>
      <text:p text:style-name="Preformatted_20_Text">def print_canvas(coord_list, scale=20):</text:p>
      <text:p text:style-name="Preformatted_20_Text"><text:s text:c="4"/>'''Print canvas from list of coords for each canvas.object'''</text:p>
      <text:p text:style-name="Preformatted_20_Text"><text:s text:c="4"/>moves = []</text:p>
      <text:p text:style-name="Preformatted_20_Text"><text:s text:c="4"/>for obj in coord_list:</text:p>
      <text:p text:style-name="Preformatted_20_Text"><text:s text:c="8"/>if obj[0] == 'rectangle':</text:p>
      <text:p text:style-name="Preformatted_20_Text"><text:s text:c="12"/>#moves.append(('rectangle@: ', obj[1]))</text:p>
      <text:p text:style-name="Preformatted_20_Text"><text:s text:c="12"/>tlc, trc, blc, brc = (obj[1][0], obj[1][1]),(obj[1][2], obj[1][1]), (obj[1][0],obj[1][3]), (obj[1][2],obj[1][3])</text:p>
      <text:p text:style-name="Preformatted_20_Text"><text:s text:c="12"/>moves.append('dc.MoveTo((scale*%d, scale*-%d))' %(int(tlc[0]), int(tlc[1])))</text:p>
      <text:p text:style-name="Preformatted_20_Text"><text:s text:c="12"/>moves.append('dc.LineTo((scale*%d, scale*-%d))' %(int(blc[0]), int(blc[1])))</text:p>
      <text:p text:style-name="Preformatted_20_Text"><text:s text:c="12"/>moves.append('dc.LineTo((scale*%d, scale*-%d))' %(int(brc[0]), int(brc[1])))</text:p>
      <text:p text:style-name="Preformatted_20_Text"><text:s text:c="12"/>moves.append('dc.LineTo((scale*%d, scale*-%d))' %(int(trc[0]), int(trc[1])))</text:p>
      <text:p text:style-name="Preformatted_20_Text"><text:s text:c="12"/>moves.append('dc.LineTo((scale*%d, scale*-%d))' %(int(tlc[0]), int(tlc[1])))</text:p>
      <text:p text:style-name="Preformatted_20_Text"/>
      <text:p text:style-name="Preformatted_20_Text"><text:s text:c="8"/>elif obj[0] == 'line':</text:p>
      <text:p text:style-name="Preformatted_20_Text"><text:s text:c="12"/>#moves.append(('line@: ', obj[1]))</text:p>
      <text:p text:style-name="Preformatted_20_Text"><text:s text:c="12"/>moves.append('dc.MoveTo((scale*%d, scale*-%d))' %(int(obj[1][0]), int(obj[1][1])))</text:p>
      <text:p text:style-name="Preformatted_20_Text"><text:s text:c="12"/>moves.append('dc.LineTo((scale*%d, scale*-%d))' %(int(obj[1][2]), int(obj[1][3])))</text:p>
      <text:p text:style-name="Preformatted_20_Text"><text:s text:c="12"/></text:p>
      <text:p text:style-name="Preformatted_20_Text"><text:s text:c="8"/>elif obj[0] == 'polygon':</text:p>
      <text:p text:style-name="Preformatted_20_Text"><text:s text:c="12"/>#moves.append(('polygon@: ', obj[1]))</text:p>
      <text:p text:style-name="Preformatted_20_Text"><text:s text:c="12"/>start = 0</text:p>
      <text:p text:style-name="Preformatted_20_Text"><text:s text:c="12"/>temp = []</text:p>
      <text:p text:style-name="Preformatted_20_Text"><text:s text:c="12"/>for y in range(1, len(obj[1])+1, 2):</text:p>
      <text:p text:style-name="Preformatted_20_Text"><text:s text:c="16"/>temp.append( (obj[1][start], obj[1][y]) )</text:p>
      <text:p text:style-name="Preformatted_20_Text"><text:s text:c="16"/>start += 2</text:p>
      <text:p text:style-name="Preformatted_20_Text"><text:s text:c="12"/>sc = temp[0]</text:p>
      <text:p text:style-name="Preformatted_20_Text"><text:s text:c="12"/>ec = temp[1]</text:p>
      <text:p text:style-name="Preformatted_20_Text"><text:s text:c="12"/>if sc != ec:</text:p>
      <text:p text:style-name="Preformatted_20_Text"><text:s text:c="16"/>temp.append(sc)#close the polygon</text:p>
      <text:p text:style-name="Preformatted_20_Text"><text:s text:c="12"/>moves.append('dc.MoveTo((scale*%d, scale*-%d))' %(int(temp[0][0]), int(temp[0][1])))</text:p>
      <text:p text:style-name="Preformatted_20_Text"><text:s text:c="12"/>for x in temp[1:]:</text:p>
      <text:p text:style-name="Preformatted_20_Text"><text:s text:c="16"/>moves.append('dc.LineTo((scale*%d, scale*-%d))' %(int(x[0]), <text:soft-page-break/>int(x[1])))</text:p>
      <text:p text:style-name="Preformatted_20_Text"><text:s text:c="16"/></text:p>
      <text:p text:style-name="Preformatted_20_Text"><text:s text:c="8"/>elif obj[0] == 'arc':</text:p>
      <text:p text:style-name="Preformatted_20_Text"><text:s text:c="12"/># draw curve to printer ???</text:p>
      <text:p text:style-name="Preformatted_20_Text"><text:s text:c="12"/>pass</text:p>
      <text:p text:style-name="Preformatted_20_Text"><text:s text:c="8"/>elif obj[0] == 'oval':</text:p>
      <text:p text:style-name="Preformatted_20_Text"><text:s text:c="12"/># draw curve to printer ???</text:p>
      <text:p text:style-name="Preformatted_20_Text"><text:s text:c="12"/>pass</text:p>
      <text:p text:style-name="Preformatted_20_Text"><text:s text:c="8"/>else:</text:p>
      <text:p text:style-name="Preformatted_20_Text"><text:s text:c="12"/>pass</text:p>
      <text:p text:style-name="Preformatted_20_Text"><text:s text:c="4"/>for x in moves:</text:p>
      <text:p text:style-name="Preformatted_20_Text"><text:s text:c="8"/>print x</text:p>
      <text:p text:style-name="Preformatted_20_Text"><text:s text:c="4"/>try:</text:p>
      <text:p text:style-name="Preformatted_20_Text"><text:s text:c="8"/>print '\n\n--- Starting Print ---'</text:p>
      <text:p text:style-name="Preformatted_20_Text"><text:s text:c="8"/>dc = win32ui.CreateDC()</text:p>
      <text:p text:style-name="Preformatted_20_Text"><text:s text:c="8"/>dc.CreatePrinterDC(win32print.GetDefaultPrinter())</text:p>
      <text:p text:style-name="Preformatted_20_Text"><text:s text:c="8"/>dc.SetMapMode(win32con.MM_TWIPS) #1440 per inch</text:p>
      <text:p text:style-name="Preformatted_20_Text"><text:s text:c="8"/>dc.StartDoc('draw line')</text:p>
      <text:p text:style-name="Preformatted_20_Text"><text:s text:c="8"/>pen = win32ui.CreatePen(0, int(scale), 0L)</text:p>
      <text:p text:style-name="Preformatted_20_Text"><text:s text:c="8"/>dc.SelectObject(pen)</text:p>
      <text:p text:style-name="Preformatted_20_Text"><text:s text:c="8"/>for x in moves:</text:p>
      <text:p text:style-name="Preformatted_20_Text"><text:s text:c="12"/>exec(x)</text:p>
      <text:p text:style-name="Preformatted_20_Text"><text:s text:c="8"/>dc.EndDoc()</text:p>
      <text:p text:style-name="Preformatted_20_Text"><text:s text:c="4"/>except:</text:p>
      <text:p text:style-name="Preformatted_20_Text"><text:s text:c="8"/>print '\n\n!!! Print Failed !!!'</text:p>
      <text:p text:style-name="Preformatted_20_Text"><text:s text:c="8"/></text:p>
      <text:p text:style-name="Preformatted_20_Text"/>
      <text:p text:style-name="Preformatted_20_Text">canvas = Canvas(root, bg='white')</text:p>
      <text:p text:style-name="Preformatted_20_Text">canvas.pack()</text:p>
      <text:p text:style-name="Preformatted_20_Text">Button(root, text="== Print Canvas Now ==", fg='red', command=onPrint).pack()</text:p>
      <text:p text:style-name="Preformatted_20_Text"/>
      <text:p text:style-name="Preformatted_20_Text">canvas.create_rectangle(310,10,325,100)</text:p>
      <text:p text:style-name="Preformatted_20_Text">canvas.create_rectangle(330,10,345,100)</text:p>
      <text:p text:style-name="Preformatted_20_Text">canvas.create_rectangle(350,10,365,100)</text:p>
      <text:p text:style-name="Preformatted_20_Text">canvas.create_line(370,10,370,100)</text:p>
      <text:p text:style-name="Preformatted_20_Text">canvas.create_polygon(200,150, 250,150, 250,250, 200,250)</text:p>
      <text:p text:style-name="Preformatted_20_Text">canvas.create_polygon(135,38, 64,38, 29,100, 64,161, 135,161, 170,100)</text:p>
      <text:p text:style-name="Preformatted_20_Text"/>
      <text:p text:style-name="P2">root.mainloop(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York</meta:initial-creator>
    <meta:creation-date>2018-11-07T16:31:43.45</meta:creation-date>
    <meta:document-statistic meta:table-count="0" meta:image-count="0" meta:object-count="0" meta:page-count="2" meta:paragraph-count="79" meta:word-count="268" meta:character-count="3166"/>
    <dc:date>2018-11-07T16:33:38.16</dc:date>
    <dc:creator>David York</dc:creator>
    <meta:editing-duration>PT1M55S</meta:editing-duration>
    <meta:editing-cycles>1</meta:editing-cycles>
    <meta:generator>OpenOffice/4.1.5$Win32 OpenOffice.org_project/415m1$Build-9789</meta:generator>
  </office:meta>
</office:document-meta>
</file>